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116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.D3" style:family="table-cell" style:data-style-name="N117">
      <style:table-cell-properties fo:padding="0.097cm" fo:border-left="0.002cm solid #000000" fo:border-right="0.002cm solid #000000" fo:border-top="none" fo:border-bottom="0.002cm solid #000000"/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4" style:family="table">
      <style:table-properties style:width="16.999cm" table:align="margins"/>
    </style:style>
    <style:style style:name="listbox4.A" style:family="table-column">
      <style:table-column-properties style:column-width="5.666cm" style:rel-column-width="21845*"/>
    </style:style>
    <style:style style:name="listbox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4.C1" style:family="table-cell">
      <style:table-cell-properties fo:padding="0.097cm" fo:border="0.002cm solid #000000"/>
    </style:style>
    <style:style style:name="listbox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listbox4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3" style:family="table-row">
      <style:table-row-properties style:min-row-height="0.628cm"/>
    </style:style>
    <style:style style:name="listbox4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4.B3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4" style:family="table-cell">
      <style:table-cell-properties fo:background-color="#00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5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listbox4.C5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6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listbox4.C6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7" style:family="table-cell">
      <style:table-cell-properties fo:padding="0.097cm" fo:border-left="0.002cm solid #000000" fo:border-right="none" fo:border-top="none" fo:border-bottom="0.002cm solid #000000"/>
    </style:style>
    <style:style style:name="listbox4.B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P3" style:family="paragraph" style:parent-style-name="Table_20_Contents">
      <style:text-properties fo:font-size="26pt" style:font-size-asian="26pt" style:font-size-complex="26pt"/>
    </style:style>
    <style:style style:name="P4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11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117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This is a paragraph with point reference: <text:reference-mark text:name="number"/></text:p>
      <text:p text:style-name="Standard"/>
      <text:p text:style-name="Standard">This is a paragraph. This is a <text:reference-mark-start text:name="my_test_title"/><text:span text:style-name="T1">test title</text:span><text:reference-mark-end text:name="my_test_title"/> <text:s/>with span and reference setting.</text:p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P3">2001/1/1 0:00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3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P4">aaaa</text:p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4: <text:s/>The rows have a style name reference to set the row style explicitly. </text:p>
      <table:table table:name="listbox4" table:style-name="listbox4">
        <table:table-column table:style-name="listbox4.A" table:number-columns-repeated="3"/>
        <table:table-header-rows>
          <table:table-row>
            <table:table-cell table:style-name="listbox4.A1" office:value-type="string">
              <text:p text:style-name="table_5f_head">Column1</text:p>
            </table:table-cell>
            <table:table-cell table:style-name="listbox4.A1" office:value-type="string">
              <text:p text:style-name="P1">Column2</text:p>
            </table:table-cell>
            <table:table-cell table:style-name="listbox4.C1" office:value-type="string">
              <text:p text:style-name="table_5f_head">Column3</text:p>
            </table:table-cell>
          </table:table-row>
        </table:table-header-rows>
        <table:table-row>
          <table:table-cell table:style-name="listbox4.A2" table:number-columns-spanned="2" office:value-type="string">
            <text:p text:style-name="Table_20_Contents"><text:reference-mark-start text:name="line1"/>aaaa<text:reference-mark-end text:name="line1"/></text:p>
          </table:table-cell>
          <table:covered-table-cell/>
          <table:table-cell table:style-name="listbox4.C2" office:value-type="string">
            <text:p text:style-name="Table_20_Contents"/>
          </table:table-cell>
        </table:table-row>
        <table:table-row table:style-name="listbox4.3">
          <table:table-cell table:style-name="listbox4.A3" office:value-type="string">
            <text:p text:style-name="Table_20_Contents">bbbb</text:p>
          </table:table-cell>
          <table:table-cell table:style-name="listbox4.B3" table:number-columns-spanned="2" office:value-type="string">
            <text:p text:style-name="Table_20_Contents"><text:reference-mark text:name="line2"/></text:p>
          </table:table-cell>
          <table:covered-table-cell/>
        </table:table-row>
        <table:table-row>
          <table:table-cell table:style-name="listbox4.A4" table:number-columns-spanned="3" office:value-type="string">
            <text:p text:style-name="Table_20_Contents"><text:reference-mark-start text:name="line3"/>cccc<text:reference-mark-end text:name="line3"/></text:p>
          </table:table-cell>
          <table:covered-table-cell/>
          <table:covered-table-cell/>
        </table:table-row>
        <table:table-row>
          <table:table-cell table:style-name="listbox4.A5" office:value-type="string">
            <text:p text:style-name="Table_20_Contents">dddd</text:p>
          </table:table-cell>
          <table:table-cell table:style-name="listbox4.A5" office:value-type="string">
            <text:p text:style-name="Table_20_Contents"/>
          </table:table-cell>
          <table:table-cell table:style-name="listbox4.C5" office:value-type="string">
            <text:p text:style-name="Table_20_Contents"><text:reference-mark text:name="line4"/></text:p>
          </table:table-cell>
        </table:table-row>
        <table:table-row>
          <table:table-cell table:style-name="listbox4.A6" table:number-columns-spanned="2" office:value-type="string">
            <text:p text:style-name="Table_20_Contents"><text:reference-mark text:name="line5"/>eeee</text:p>
          </table:table-cell>
          <table:covered-table-cell/>
          <table:table-cell table:style-name="listbox4.C6" office:value-type="string">
            <text:p text:style-name="Table_20_Contents"/>
          </table:table-cell>
        </table:table-row>
        <table:table-row>
          <table:table-cell table:style-name="listbox4.A7" office:value-type="string">
            <text:p text:style-name="Table_20_Contents"><text:reference-mark-start text:name="line6"/>ffff<text:reference-mark-end text:name="line6"/></text:p>
          </table:table-cell>
          <table:table-cell table:style-name="listbox4.B7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Unix OpenOffice.org_project/300m15$Build-9379</meta:generator>
    <dc:date>2009-12-10T15:37:00</dc:date>
    <meta:editing-duration>PT171H09M01S</meta:editing-duration>
    <meta:editing-cycles>126</meta:editing-cycles>
    <meta:document-statistic meta:table-count="4" meta:image-count="1" meta:object-count="0" meta:page-count="2" meta:paragraph-count="35" meta:word-count="99" meta:character-count="634"/>
    <meta:user-defined meta:name="Info 1"/>
    <meta:user-defined meta:name="Info 2"/>
    <meta:user-defined meta:name="Info 3"/>
    <meta:user-defined meta:name="Info 4"/>
  </office:meta>
</office:document-meta>
</file>